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 fo:font-style="italic" style:text-underline-style="none" style:font-size-asian="14pt" style:font-style-asian="italic" style:font-size-complex="14pt" style:font-style-complex="italic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762cm" svg:height="0.762cm" svg:x="9.132cm" svg:y="3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762cm" svg:height="0.762cm" svg:x="7.032cm" svg:y="4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0.762cm" svg:height="0.762cm" svg:x="11.245cm" svg:y="4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762cm" svg:height="0.762cm" svg:x="7.036cm" svg:y="8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762cm" svg:height="0.762cm" svg:x="11.249cm" svg:y="8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762cm" svg:height="0.762cm" svg:x="9.132cm" svg:y="9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762cm" svg:height="0.762cm" svg:x="6.232cm" svg:y="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762cm" svg:height="0.762cm" svg:x="12.045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132cm" svg:y1="3.691cm" svg:x2="7.413cm" svg:y2="4.513cm" draw:start-shape="id1" draw:start-glue-point="6" draw:end-shape="id2" draw:end-glue-point="4" svg:d="M9132 3691l-1719 822">
          <text:p/>
        </draw:connector>
        <draw:connector draw:style-name="gr2" draw:text-style-name="P3" draw:layer="layout" draw:type="line" svg:x1="9.513cm" svg:y1="4.072cm" svg:x2="6.994cm" svg:y2="6.694cm" draw:start-shape="id1" draw:start-glue-point="8" draw:end-shape="id3" draw:end-glue-point="10" svg:d="M9513 4072l-2519 2622">
          <text:p/>
        </draw:connector>
        <draw:connector draw:style-name="gr2" draw:text-style-name="P3" draw:layer="layout" draw:type="line" svg:x1="9.513cm" svg:y1="4.072cm" svg:x2="7.417cm" svg:y2="8.117cm" draw:start-shape="id1" draw:start-glue-point="8" draw:end-shape="id4" draw:end-glue-point="4" svg:d="M9513 4072l-2096 4045">
          <text:p/>
        </draw:connector>
        <draw:connector draw:style-name="gr2" draw:text-style-name="P3" draw:layer="layout" draw:type="line" svg:x1="9.513cm" svg:y1="4.072cm" svg:x2="9.513cm" svg:y2="9.41cm" draw:start-shape="id1" draw:start-glue-point="8" draw:end-shape="id5" draw:end-glue-point="4" svg:d="M9513 4072v5338">
          <text:p/>
        </draw:connector>
        <draw:connector draw:style-name="gr2" draw:text-style-name="P3" draw:layer="layout" draw:type="line" svg:x1="9.513cm" svg:y1="4.072cm" svg:x2="11.63cm" svg:y2="8.114cm" draw:start-shape="id1" draw:start-glue-point="8" draw:end-shape="id6" draw:end-glue-point="4" svg:d="M9513 4072l2117 4042">
          <text:p/>
        </draw:connector>
        <draw:connector draw:style-name="gr2" draw:text-style-name="P3" draw:layer="layout" draw:type="line" svg:x1="9.513cm" svg:y1="4.072cm" svg:x2="12.045cm" svg:y2="6.591cm" draw:start-shape="id1" draw:start-glue-point="8" draw:end-shape="id7" draw:end-glue-point="6" svg:d="M9513 4072l2532 2519">
          <text:p/>
        </draw:connector>
        <draw:connector draw:style-name="gr2" draw:text-style-name="P3" draw:layer="layout" draw:type="line" svg:x1="9.894cm" svg:y1="3.691cm" svg:x2="11.626cm" svg:y2="4.51cm" draw:start-shape="id1" draw:start-glue-point="10" draw:end-shape="id8" draw:end-glue-point="4" svg:d="M9894 3691l1732 819">
          <text:p/>
        </draw:connector>
        <draw:connector draw:style-name="gr2" draw:text-style-name="P3" draw:layer="layout" draw:type="line" svg:x1="7.794cm" svg:y1="4.894cm" svg:x2="11.245cm" svg:y2="4.891cm" draw:start-shape="id2" draw:start-glue-point="10" draw:end-shape="id8" draw:end-glue-point="6" svg:d="M7794 4894l3451-3">
          <text:p/>
        </draw:connector>
        <draw:connector draw:style-name="gr2" draw:text-style-name="P3" draw:layer="layout" draw:type="line" svg:x1="7.794cm" svg:y1="4.894cm" svg:x2="12.045cm" svg:y2="6.591cm" draw:start-shape="id2" draw:start-glue-point="10" draw:end-shape="id7" draw:end-glue-point="6" svg:d="M7794 4894l4251 1697">
          <text:p/>
        </draw:connector>
        <draw:connector draw:style-name="gr2" draw:text-style-name="P3" draw:layer="layout" draw:type="line" svg:x1="7.794cm" svg:y1="4.894cm" svg:x2="11.63cm" svg:y2="8.114cm" draw:start-shape="id2" draw:start-glue-point="10" draw:end-shape="id6" draw:end-glue-point="4" svg:d="M7794 4894l3836 3220">
          <text:p/>
        </draw:connector>
        <draw:connector draw:style-name="gr2" draw:text-style-name="P3" draw:layer="layout" draw:type="line" svg:x1="7.794cm" svg:y1="4.894cm" svg:x2="9.513cm" svg:y2="9.41cm" draw:start-shape="id2" draw:start-glue-point="10" draw:end-shape="id5" draw:end-glue-point="4" svg:d="M7794 4894l1719 4516">
          <text:p/>
        </draw:connector>
        <draw:connector draw:style-name="gr2" draw:text-style-name="P3" draw:layer="layout" draw:type="line" svg:x1="7.794cm" svg:y1="4.894cm" svg:x2="7.417cm" svg:y2="8.117cm" draw:start-shape="id2" draw:start-glue-point="10" draw:end-shape="id4" draw:end-glue-point="4" svg:d="M7794 4894l-377 3223">
          <text:p/>
        </draw:connector>
        <draw:connector draw:style-name="gr2" draw:text-style-name="P3" draw:layer="layout" draw:type="line" svg:x1="7.032cm" svg:y1="4.894cm" svg:x2="6.232cm" svg:y2="6.694cm" draw:start-shape="id2" draw:start-glue-point="6" draw:end-shape="id3" draw:end-glue-point="6" svg:d="M7032 4894l-800 1800">
          <text:p/>
        </draw:connector>
        <draw:connector draw:style-name="gr2" draw:text-style-name="P3" draw:layer="layout" draw:type="line" svg:x1="6.994cm" svg:y1="6.694cm" svg:x2="11.245cm" svg:y2="4.891cm" draw:start-shape="id3" draw:start-glue-point="10" draw:end-shape="id8" draw:end-glue-point="6" svg:d="M6994 6694l4251-1803">
          <text:p/>
        </draw:connector>
        <draw:connector draw:style-name="gr2" draw:text-style-name="P3" draw:layer="layout" draw:type="line" svg:x1="6.994cm" svg:y1="6.694cm" svg:x2="12.045cm" svg:y2="6.591cm" draw:start-shape="id3" draw:start-glue-point="10" draw:end-shape="id7" draw:end-glue-point="6" svg:d="M6994 6694l5051-103">
          <text:p/>
        </draw:connector>
        <draw:connector draw:style-name="gr2" draw:text-style-name="P3" draw:layer="layout" draw:type="line" svg:x1="6.994cm" svg:y1="6.694cm" svg:x2="11.63cm" svg:y2="8.114cm" draw:start-shape="id3" draw:start-glue-point="10" draw:end-shape="id6" draw:end-glue-point="4" svg:d="M6994 6694l4636 1420">
          <text:p/>
        </draw:connector>
        <draw:connector draw:style-name="gr2" draw:text-style-name="P3" draw:layer="layout" draw:type="line" svg:x1="6.994cm" svg:y1="6.694cm" svg:x2="9.513cm" svg:y2="9.41cm" draw:start-shape="id3" draw:start-glue-point="10" draw:end-shape="id5" draw:end-glue-point="4" svg:d="M6994 6694l2519 2716">
          <text:p/>
        </draw:connector>
        <draw:connector draw:style-name="gr2" draw:text-style-name="P3" draw:layer="layout" draw:type="line" svg:x1="6.232cm" svg:y1="6.694cm" svg:x2="7.036cm" svg:y2="8.498cm" draw:start-shape="id3" draw:start-glue-point="6" draw:end-shape="id4" draw:end-glue-point="6" svg:d="M6232 6694l804 1804">
          <text:p/>
        </draw:connector>
        <draw:connector draw:style-name="gr2" draw:text-style-name="P3" draw:layer="layout" draw:type="line" svg:x1="7.417cm" svg:y1="8.879cm" svg:x2="9.132cm" svg:y2="9.791cm" draw:start-shape="id4" draw:start-glue-point="8" draw:end-shape="id5" draw:end-glue-point="6" svg:d="M7417 8879l1715 912">
          <text:p/>
        </draw:connector>
        <draw:connector draw:style-name="gr2" draw:text-style-name="P3" draw:layer="layout" draw:type="line" svg:x1="7.417cm" svg:y1="8.117cm" svg:x2="11.245cm" svg:y2="4.891cm" draw:start-shape="id4" draw:start-glue-point="4" draw:end-shape="id8" draw:end-glue-point="6" svg:d="M7417 8117l3828-3226">
          <text:p/>
        </draw:connector>
        <draw:connector draw:style-name="gr2" draw:text-style-name="P3" draw:layer="layout" draw:type="line" svg:x1="7.417cm" svg:y1="8.117cm" svg:x2="12.045cm" svg:y2="6.591cm" draw:start-shape="id4" draw:start-glue-point="4" draw:end-shape="id7" draw:end-glue-point="6" svg:d="M7417 8117l4628-1526">
          <text:p/>
        </draw:connector>
        <draw:connector draw:style-name="gr2" draw:text-style-name="P3" draw:layer="layout" draw:type="line" svg:x1="7.417cm" svg:y1="8.117cm" svg:x2="11.63cm" svg:y2="8.114cm" draw:start-shape="id4" draw:start-glue-point="4" draw:end-shape="id6" draw:end-glue-point="4" svg:d="M7417 8117l4213-3">
          <text:p/>
        </draw:connector>
        <draw:connector draw:style-name="gr2" draw:text-style-name="P3" draw:layer="layout" draw:type="line" svg:x1="9.513cm" svg:y1="9.41cm" svg:x2="11.245cm" svg:y2="4.891cm" draw:start-shape="id5" draw:start-glue-point="4" draw:end-shape="id8" draw:end-glue-point="6" svg:d="M9513 9410l1732-4519">
          <text:p/>
        </draw:connector>
        <draw:connector draw:style-name="gr2" draw:text-style-name="P3" draw:layer="layout" draw:type="line" svg:x1="9.513cm" svg:y1="9.41cm" svg:x2="12.045cm" svg:y2="6.591cm" draw:start-shape="id5" draw:start-glue-point="4" draw:end-shape="id7" draw:end-glue-point="6" svg:d="M9513 9410l2532-2819">
          <text:p/>
        </draw:connector>
        <draw:connector draw:style-name="gr2" draw:text-style-name="P3" draw:layer="layout" draw:type="line" svg:x1="9.894cm" svg:y1="9.791cm" svg:x2="11.63cm" svg:y2="8.876cm" draw:start-shape="id5" draw:start-glue-point="10" draw:end-shape="id6" draw:end-glue-point="8" svg:d="M9894 9791l1736-915">
          <text:p/>
        </draw:connector>
        <draw:connector draw:style-name="gr2" draw:text-style-name="P3" draw:layer="layout" draw:type="line" svg:x1="11.63cm" svg:y1="8.114cm" svg:x2="11.245cm" svg:y2="4.891cm" draw:start-shape="id6" draw:start-glue-point="4" draw:end-shape="id8" draw:end-glue-point="6" svg:d="M11630 8114l-385-3223">
          <text:p/>
        </draw:connector>
        <draw:connector draw:style-name="gr2" draw:text-style-name="P3" draw:layer="layout" draw:type="line" svg:x1="12.011cm" svg:y1="8.495cm" svg:x2="12.426cm" svg:y2="6.972cm" draw:start-shape="id6" draw:start-glue-point="10" draw:end-shape="id7" draw:end-glue-point="8" svg:d="M12011 8495l415-1523">
          <text:p/>
        </draw:connector>
        <draw:connector draw:style-name="gr2" draw:text-style-name="P3" draw:layer="layout" draw:type="line" svg:x1="12.426cm" svg:y1="6.21cm" svg:x2="12.007cm" svg:y2="4.891cm" draw:start-shape="id7" draw:start-glue-point="4" draw:end-shape="id8" draw:end-glue-point="10" svg:d="M12426 6210l-419-13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3-04-27T08:29:38.35</meta:creation-date>
    <dc:date>2024-05-13T14:09:07.16</dc:date>
    <dc:creator>Loc Nguyen</dc:creator>
    <meta:editing-duration>PT1H15M54S</meta:editing-duration>
    <meta:editing-cycles>27</meta:editing-cycles>
    <meta:generator>OpenOffice/4.1.14$Win32 OpenOffice.org_project/4114m1$Build-9811</meta:generator>
    <meta:document-statistic meta:object-count="36"/>
  </office:meta>
</office:document-meta>
</file>